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c2839" officeooo:paragraph-rsid="000c2839" style:font-size-asian="15pt" style:font-size-complex="15pt"/>
    </style:style>
    <style:style style:name="P2" style:family="paragraph" style:parent-style-name="Standard">
      <style:paragraph-properties fo:text-align="justify" style:justify-single-word="false"/>
      <style:text-properties fo:font-size="13pt" officeooo:rsid="000c2839" officeooo:paragraph-rsid="000c2839" style:font-size-asian="11.3500003814697pt" style:font-size-complex="13pt"/>
    </style:style>
    <style:style style:name="P3" style:family="paragraph" style:parent-style-name="Standard">
      <style:paragraph-properties fo:text-align="center" style:justify-single-word="false"/>
      <style:text-properties style:font-name="Liberation Sans" fo:font-size="20pt" fo:font-weight="bold" officeooo:rsid="000c2839" officeooo:paragraph-rsid="000c2839" style:font-size-asian="20pt" style:font-weight-asian="bold" style:font-size-complex="20pt" style:font-weight-complex="bold"/>
    </style:style>
    <style:style style:name="P4" style:family="paragraph" style:parent-style-name="Standard">
      <style:paragraph-properties fo:text-align="justify" style:justify-single-word="false"/>
      <style:text-properties style:font-name="Liberation Sans" officeooo:paragraph-rsid="000f56ec"/>
    </style:style>
    <style:style style:name="P5" style:family="paragraph" style:parent-style-name="Standard">
      <style:paragraph-properties fo:text-align="center" style:justify-single-word="false"/>
      <style:text-properties style:font-name="Liberation Sans" fo:font-size="15pt" officeooo:rsid="000c2839" officeooo:paragraph-rsid="000c2839" style:font-size-asian="15pt" style:font-size-complex="15pt"/>
    </style:style>
    <style:style style:name="T1" style:family="text">
      <style:text-properties fo:font-size="14pt" fo:font-weight="normal" officeooo:rsid="000c2839" style:font-size-asian="12.25pt" style:font-weight-asian="normal" style:font-size-complex="14pt" style:font-weight-complex="normal"/>
    </style:style>
    <style:style style:name="T2" style:family="text">
      <style:text-properties fo:font-size="14pt" fo:font-weight="normal" officeooo:rsid="000d9e59" style:font-size-asian="12.25pt" style:font-weight-asian="normal" style:font-size-complex="14pt" style:font-weight-complex="normal"/>
    </style:style>
    <style:style style:name="T3" style:family="text">
      <style:text-properties fo:font-size="14pt" fo:font-weight="normal" officeooo:rsid="000f56ec" style:font-size-asian="12.25pt" style:font-weight-asian="normal" style:font-size-complex="14pt" style:font-weight-complex="normal"/>
    </style:style>
    <style:style style:name="T4" style:family="text">
      <style:text-properties fo:font-size="14pt" fo:font-weight="normal" officeooo:rsid="0010e82f" style:font-size-asian="12.25pt" style:font-weight-asian="normal" style:font-size-complex="14pt" style:font-weight-complex="normal"/>
    </style:style>
    <style:style style:name="T5" style:family="text">
      <style:text-properties fo:font-size="14pt" fo:font-weight="normal" officeooo:rsid="00126d19" style:font-size-asian="12.25pt" style:font-weight-asian="normal" style:font-size-complex="14pt" style:font-weight-complex="normal"/>
    </style:style>
    <style:style style:name="T6" style:family="tex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orking of Harr Cascades Classifier</text:p>
      <text:p text:style-name="P3"/>
      <text:p text:style-name="P4"><text:span text:style-name="T1">Harr cascades works by finding various features in an image. </text:span><text:span text:style-name="T6">Initially, the algorithm needs a lot of positive images and negative images to train the classifier. </text:span><text:span text:style-name="T2">A 24x24 window is used for computing the features. It finds features by checking if a part of a image is lighter or darker than a neigbouring part. Each feature is a single value obtained by subtracting sum of pixels under white rectangle from sum of pixels under black rectangle. For example, if we are doing it for face detection, then one such feature is that the region near the eyes is lighter than the region near the nose. To compute the features faster, we use the integral sum of pixels instead of going over each pixel i.e. the value of a pixel becomes the sum of the pixels above and to the left of it. But even with this, a image can have a huge number of features from which a lot are redundant. A normal image of a face can have around 160000-18000 </text:span><text:span text:style-name="T3">various features. To improve this </text:span><text:span text:style-name="T4">opencv uses something known as Adaboost. It makes use of both the positive and negative images and figures out which features actually help us to distinguish the object. This helps to reduce the features by a lot. Using this, the features in face detection get reduced from 160000 to 6000. Even still 6000 features is a lot to compare. So to improve the efficiency even more, we use cascade of classifiers. </text:span><text:span text:style-name="T5">Each individual classifier is very weak and is not capable of detecting the object on its own. But when we use many such classifiers, they become very good at detecting the object. A object is only confirmed to be detected if it passes through the cascade of classifiers successfully. Once it passes a classifier, the next classifier works on it. If it fails a particular classifier, it is not passed to the ahead classifiers and that is not detected as the object.</text:span></text:p>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3T11:48:18.292612145</meta:creation-date>
    <dc:date>2019-10-13T13:31:57.996875697</dc:date>
    <meta:editing-duration>PT41M53S</meta:editing-duration>
    <meta:editing-cycles>2</meta:editing-cycles>
    <meta:generator>LibreOffice/6.0.7.3$Linux_X86_64 LibreOffice_project/00m0$Build-3</meta:generator>
    <meta:document-statistic meta:table-count="0" meta:image-count="0" meta:object-count="0" meta:page-count="1" meta:paragraph-count="2" meta:word-count="334" meta:character-count="1866" meta:non-whitespace-character-count="1534"/>
  </office:meta>
</office:document-meta>
</file>